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stant.getBindingForConfigurationElement( Element configEl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XPathBindingManager.createBinding( Element binding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XPathBinding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XPathBinding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createBinding( String binding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XPathBindingManager.createBinding( 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ssistan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pop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sistant.getDatatyp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getMy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makeChildBindings( Element parentElement , JXPathBindingBase [ ] existingBindin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XPathBindingManager.getBuilderAssi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getBindingBuilder( String binding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sistan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pus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Binding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XPathBinding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istant.getBindingByIdOrPath( String id , String path , JXPathBindingBase [ ] bind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sistant.getLibra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mergeBindings( JXPathBindingBase [ ] existing , JXPathBindingBase [ ] extr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ssistant.makeChildBindings( Element paren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